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7.188cm"/>
    </style:style>
    <style:style style:name="co60" style:family="table-column">
      <style:table-column-properties fo:break-before="auto" style:column-width="10.335cm"/>
    </style:style>
    <style:style style:name="co61" style:family="table-column">
      <style:table-column-properties fo:break-before="auto" style:column-width="10.85cm"/>
    </style:style>
    <style:style style:name="co62" style:family="table-column">
      <style:table-column-properties fo:break-before="auto" style:column-width="10.063cm"/>
    </style:style>
    <style:style style:name="co63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4.001cm" fo:break-before="auto" style:use-optimal-row-height="true"/>
    </style:style>
    <style:style style:name="ro29" style:family="table-row">
      <style:table-row-properties style:row-height="3.605cm" fo:break-before="auto" style:use-optimal-row-height="tru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2.157cm" fo:break-before="auto" style:use-optimal-row-height="true"/>
    </style:style>
    <style:style style:name="ro32" style:family="table-row">
      <style:table-row-properties style:row-height="1.184cm" fo:break-before="auto" style:use-optimal-row-height="true"/>
    </style:style>
    <style:style style:name="ro33" style:family="table-row">
      <style:table-row-properties style:row-height="2.263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3.632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5.001cm" fo:break-before="auto" style:use-optimal-row-height="true"/>
    </style:style>
    <style:style style:name="ro38" style:family="table-row">
      <style:table-row-properties style:row-height="1.579cm" fo:break-before="auto" style:use-optimal-row-height="true"/>
    </style:style>
    <style:style style:name="ro39" style:family="table-row">
      <style:table-row-properties style:row-height="3.21cm" fo:break-before="auto" style:use-optimal-row-height="true"/>
    </style:style>
    <style:style style:name="ro40" style:family="table-row">
      <style:table-row-properties style:row-height="0.467cm" fo:break-before="auto" style:use-optimal-row-height="true"/>
    </style:style>
    <style:style style:name="ro41" style:family="table-row">
      <style:table-row-properties style:row-height="0.473cm" fo:break-before="auto" style:use-optimal-row-height="true"/>
    </style:style>
    <style:style style:name="ro42" style:family="table-row">
      <style:table-row-properties style:row-height="2.515cm" fo:break-before="auto" style:use-optimal-row-height="true"/>
    </style:style>
    <style:style style:name="ro43" style:family="table-row">
      <style:table-row-properties style:row-height="4.152cm" fo:break-before="auto" style:use-optimal-row-height="true"/>
    </style:style>
    <style:style style:name="ro44" style:family="table-row">
      <style:table-row-properties style:row-height="0.877cm" fo:break-before="auto" style:use-optimal-row-height="true"/>
    </style:style>
    <style:style style:name="ro45" style:family="table-row">
      <style:table-row-properties style:row-height="2.925cm" fo:break-before="auto" style:use-optimal-row-height="true"/>
    </style:style>
    <style:style style:name="ro46" style:family="table-row">
      <style:table-row-properties style:row-height="1.2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zxx" fo:country="none" style:language-asian="zxx" style:country-asian="none" style:language-complex="zxx" style:country-complex="none" style:font-weight-asian="bold" style:font-weight-complex="bold"/>
    </style:style>
    <style:style style:name="T3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800080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800080" fo:font-weight="bold" style:font-weight-asian="bold" style:font-weight-complex="bold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4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4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4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4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4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4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5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9" style:family="text">
      <style:text-properties style:font-name-asian="DejaVu Sans Mono" style:font-name-complex="DejaVu Sans Mono" style:font-size-asian="8.5pt" style:font-size-complex="8.5pt" fo:color="#008000"/>
    </style:style>
    <style:style style:name="T6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6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6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6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6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6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70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71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73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8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82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style:font-name="Arial" fo:font-size="10pt" fo:font-weight="normal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/>
    </style:style>
    <style:style style:name="T89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9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9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9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0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101" style:family="text">
      <style:text-properties fo:color="#00a933" fo:font-weight="bold" style:font-weight-asian="bold" style:font-weight-complex="bold"/>
    </style:style>
    <style:style style:name="T10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10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7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11" style:family="text">
      <style:text-properties fo:color="#ce181e" fo:font-weight="bold" style:font-weight-asian="bold" style:font-weight-complex="bold"/>
    </style:style>
    <style:style style:name="T11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1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1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2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2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2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2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2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25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28" style:family="text">
      <style:text-properties style:font-name-asian="Consolas" style:font-name-complex="Consolas" style:font-size-asian="9.5pt" style:font-size-complex="9.5pt"/>
    </style:style>
    <style:style style:name="T129" style:family="text">
      <style:text-properties style:text-position="super 58%"/>
    </style:style>
    <style:style style:name="T130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] compu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] to [YAT Development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]</text:p>
            <text:p>Create a new terminal using TCP/IP AutoSocket</text:p>
            <text:p> &gt; Remote Host = YAT Test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reate a new terminal using TCP/IP AutoSocket</text:p>
            <text:p> &gt; Remote Host = YAT Development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]</text:p>
            <text:p>Create a new terminal using TCP/IP Client</text:p>
            <text:p> &gt; Remote Host = YAT Test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 is 192.168.122.84 (= 'T')" calcext:value-type="string">
            <text:p>YAT Test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reate a TCP/IP Client</text:p>
            <text:p> &gt; Remote Host = YAT Development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YAT Development is 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]</text:p>
            <text:p>Create a new terminal using UDP/IP PairSocket</text:p>
            <text:p> &gt; Remote Host = YAT Test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 is 192.168.122.84 (= 'T')" calcext:value-type="string">
            <text:p>YAT Test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]</text:p>
            <text:p>Create a new terminal using UDP/IP PairSocket</text:p>
            <text:p> &gt; Remote Host = YAT Development</text:p>
            <text:p> &gt; Remote UDP Port =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new terminal using UDP/IP Client</text:p>
            <text:p> &gt; Remote host = YAT Tes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  <text:p> &gt; Local filter = 192.168.168.0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new terminal using UDP/IP Client</text:p>
            <text:p> &gt; Remote host = YAT Tes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192.168.168.33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192.168.33.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[any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  <text:p> &gt; Interface = &lt;any&gt;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UDP Server</text:p>
            <text:p> &gt; Local port = 10000</text:p>
            <text:p> &gt; Interface = related network interface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[On YAT Development]</text:p>
            <text:p>Create a terminal using UDP/IP Client</text:p>
            <text:p> &gt; Remote host = [broadcast]</text:p>
            <text:p> &gt; Remote port = 10000</text:p>
            <text:p> &gt; Interface = related network interfac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broadcast supported</text:p>
          </table:table-cell>
          <table:table-cell table:style-name="ce45" office:value-type="string" calcext:value-type="string">
            <text:p>[On YAT Development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5" office:value-type="string" calcext:value-type="string">
            <text:p>Start to create a terminal using UDP/IP Client</text:p>
            <text:p><text:span text:style-name="T1"> &gt; Remote host = 255.255.255.255</text:span></text:p>
          </table:table-cell>
          <table:table-cell office:value-type="string" calcext:value-type="string">
            <text:p/>
            <text:p>[broadcast] is available and can be set</text:p>
            <text:p>Explicitly setting the broadcast address works as well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5" office:value-type="string" calcext:value-type="string">
            <text:p>[OK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5" office:value-type="string" calcext:value-type="string">
            <text:p>Start to create a terminal using UDP/IP PairSocket</text:p>
            <text:p><text:span text:style-name="T1"> &gt; Remote host = 255.255.255.255 from list of recents</text:span></text:p>
          </table:table-cell>
          <table:table-cell office:value-type="string" calcext:value-type="string">
            <text:p/>
            <text:p>[broadcast] is available and can be set</text:p>
            <text:p>Explicitly setting the broadcast address works as well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5" office:value-type="string" calcext:value-type="string">
            <text:p>[OK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5" office:value-type="string" calcext:value-type="string">
            <text:p>Start to create a terminal using UDP/IP Server</text:p>
            <text:p><text:span text:style-name="T1"> &gt; Local Filter = 255.255.255.255</text:span></text:p>
          </table:table-cell>
          <table:table-cell office:value-type="string" calcext:value-type="string">
            <text:p/>
            <text:p>[broadcast] is not available</text:p>
            <text:p><text:span text:style-name="T1">Explicitly setting the broadcast address results in an error message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5" office:value-type="string" calcext:value-type="string">
            <text:p>Start to create a terminal using TCP/IP Client</text:p>
            <text:p><text:span text:style-name="T1"> &gt; Remote host = ...</text:span></text:p>
          </table:table-cell>
          <table:table-cell office:value-type="string" calcext:value-type="string">
            <text:p/>
            <text:p>[broadcast] is not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5" office:value-type="string" calcext:value-type="string">
            <text:p>Start to create a terminal using TCP/IP AutoSocket</text:p>
            <text:p><text:span text:style-name="T1"> &gt; Remote host = ...</text:span></text:p>
          </table:table-cell>
          <table:table-cell office:value-type="string" calcext:value-type="string">
            <text:p/>
            <text:p>[broadcast] is not availabl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5" office:value-type="string" calcext:value-type="string">
            <text:p>Start to create a terminal using TCP/IP Server</text:p>
          </table:table-cell>
          <table:table-cell office:value-type="string" calcext:value-type="string">
            <text:p>[broadcast] is not releva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previous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[On YAT Test]</text:p>
            <text:p>Create TCP/IP terminal on LAN interface</text:p>
          </table:table-cell>
          <table:table-cell table:style-name="ce45"/>
          <table:table-cell table:style-name="ce45" office:value-type="string" calcext:value-type="string">
            <text:p>[YAT Test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]</text:p>
          </table:table-cell>
          <table:table-cell table:number-columns-repeated="60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neding terminal, enable [Settings... &gt; Advanced... &gt; Space &gt; Replace by box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  CD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  C</text:span></text:p>
            <text:p><text:span text:style-name="T31">(&lt;TS&gt;)</text:span><text:span text:style-name="T32"> </text:span><text:span text:style-name="T33">AB␣␣</text:span></text:p>
            <text:p><text:span text:style-name="T31">(&lt;TS&gt;)</text:span><text:span text:style-name="T32"> </text:span><text:span text:style-name="T33">AB␣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>Test includes combination of backspace preceeded by space</text:p>
            <text:p><text:span text:style-name="T1"> (was an issue in YAT 2.4.0) (open box </text:span><text:span text:style-name="T87">␣</text:span><text:span text:style-name="T88"> inidiacted for info only)</text:span></text:p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4">41h 42h 20h 20h 43h 44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Char]</text:p>
          </table:table-cell>
          <table:table-cell table:style-name="ce12" office:value-type="string" calcext:value-type="string">
            <text:p><text:span text:style-name="T31">(&lt;TS&gt;)</text:span><text:span text:style-name="T32"> </text:span></text:p>
          </table:table-cell>
          <table:table-cell office:value-type="string" calcext:value-type="string">
            <text:p>Ensure that separating spaces and content spaces ar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 B    C D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 B    C</text:span></text:p>
            <text:p><text:span text:style-name="T31">(&lt;TS&gt;)</text:span><text:span text:style-name="T32"> </text:span><text:span text:style-name="T33">A B ␣ ␣</text:span></text:p>
            <text:p><text:span text:style-name="T31">(&lt;TS&gt;)</text:span><text:span text:style-name="T32"> </text:span><text:span text:style-name="T33">A B ␣</text:span></text:p>
            <text:p><text:span text:style-name="T31">(&lt;TS&gt;)</text:span><text:span text:style-name="T32"> </text:span><text:span text:style-name="T33">A 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4">41h 42h 20h 20h 43h 44h 08h 08h 08h 08h 08h 08h 08h 08h 41h 42h 20h 20h 43h 44h</text:span><text:span text:style-name="T29">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</text:span><text:span text:style-name="T35">CD</text:span><text:span text:style-name="T36">&lt;BEL&gt;&lt;BS&gt;</text:span><text:span text:style-name="T37">XYZ</text:span></text:p>
            <text:p><text:span text:style-name="T31">(&lt;TS&gt;)</text:span><text:span text:style-name="T32"> </text:span><text:span text:style-name="T33">AB</text:span><text:span text:style-name="T35">CD</text:span><text:span text:style-name="T36">&lt;BEL&gt;&lt;BS&gt;</text:span><text:span text:style-name="T37">XYZ</text:span></text:p>
            <text:p><text:span text:style-name="T31">(&lt;TS&gt;)</text:span><text:span text:style-name="T32"> </text:span><text:span text:style-name="T33">AB  CD</text:span><text:span text:style-name="T38">&lt;BS&gt;&lt;BS&gt;&lt;BS&gt;&lt;BS&gt;&lt;BS&gt;&lt;BS&gt;&lt;BS&gt;&lt;BS&gt;</text:span><text:span text:style-name="T39">AB  CD</text:span><text:span text:style-name="T38">&lt;BS&gt;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C</text:span><text:span text:style-name="T38">&lt;BEL&gt;</text:span><text:span text:style-name="T35">     </text:span><text:span text:style-name="T39">XYZ</text:span><text:span text:style-name="T40"> </text:span><text:span text:style-name="T41">(8)</text:span></text:p>
            <text:p><text:span text:style-name="T31">(&lt;TS&gt;)</text:span><text:span text:style-name="T32"> </text:span><text:span text:style-name="T33">ABCD</text:span><text:span text:style-name="T38">&lt;BEL&gt;</text:span><text:span text:style-name="T39">XYZ</text:span><text:span text:style-name="T40"> </text:span><text:span text:style-name="T41">(8)</text:span></text:p>
            <text:p><text:span text:style-name="T31">(&lt;TS&gt;)</text:span><text:span text:style-name="T32"> </text:span><text:span text:style-name="T42"> </text:span><text:span text:style-name="T43">(0)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44">&lt;CR&gt;</text:span><text:span text:style-name="T45"> </text:span><text:span text:style-name="T29">B</text:span><text:span text:style-name="T4"> </text:span><text:span text:style-name="T44">&lt;LF&gt;</text:span><text:span text:style-name="T4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4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46">A</text:span></text:p>
            <text:p><text:span text:style-name="T46">AB</text:span></text:p>
            <text:p><text:span text:style-name="T46">ABC</text:span></text:p>
            <text:p><text:span text:style-name="T46">ABCD</text:span></text:p>
            <text:p><text:span text:style-name="T46">ABCDE</text:span></text:p>
            <text:p><text:span text:style-name="T46">ABCDEF</text:span></text:p>
            <text:p><text:span text:style-name="T46">ABCDEFG</text:span></text:p>
            <text:p><text:span text:style-name="T46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46">A</text:span></text:p>
            <text:p><text:span text:style-name="T46">AB</text:span></text:p>
            <text:p><text:span text:style-name="T46">ABC</text:span></text:p>
            <text:p><text:span text:style-name="T46">ABCD</text:span></text:p>
            <text:p><text:span text:style-name="T46">ABCD</text:span></text:p>
            <text:p><text:span text:style-name="T46">E</text:span></text:p>
            <text:p><text:span text:style-name="T46">ABCD</text:span></text:p>
            <text:p><text:span text:style-name="T46">EF</text:span></text:p>
            <text:p><text:span text:style-name="T46">ABCD</text:span></text:p>
            <text:p><text:span text:style-name="T46">EFG</text:span></text:p>
            <text:p><text:span text:style-name="T46">ABCD</text:span></text:p>
            <text:p><text:span text:style-name="T4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47">A</text:span><text:span text:style-name="T22"> </text:span><text:span text:style-name="T48">(1)</text:span></text:p>
            <text:p><text:span text:style-name="T47">AB</text:span><text:span text:style-name="T22"> </text:span><text:span text:style-name="T48">(2)</text:span></text:p>
            <text:p><text:span text:style-name="T47">ABC</text:span><text:span text:style-name="T22"> </text:span><text:span text:style-name="T48">(3)</text:span></text:p>
            <text:p><text:span text:style-name="T47">ABCD</text:span><text:span text:style-name="T22"> </text:span><text:span text:style-name="T48">(4)</text:span></text:p>
            <text:p><text:span text:style-name="T47">ABCD</text:span><text:span text:style-name="T22"> </text:span><text:span text:style-name="T48">(4)</text:span></text:p>
            <text:p><text:span text:style-name="T47">E</text:span><text:span text:style-name="T22"> </text:span><text:span text:style-name="T48">(1)</text:span></text:p>
            <text:p><text:span text:style-name="T47">ABCD</text:span><text:span text:style-name="T22"> </text:span><text:span text:style-name="T48">(4)</text:span></text:p>
            <text:p><text:span text:style-name="T47">EF</text:span><text:span text:style-name="T22"> </text:span><text:span text:style-name="T48">(2)</text:span></text:p>
            <text:p><text:span text:style-name="T47">ABCD</text:span><text:span text:style-name="T22"> </text:span><text:span text:style-name="T48">(4)</text:span></text:p>
            <text:p><text:span text:style-name="T47">EFG</text:span><text:span text:style-name="T22"> </text:span><text:span text:style-name="T48">(3)</text:span></text:p>
            <text:p><text:span text:style-name="T47">ABCD</text:span><text:span text:style-name="T22"> </text:span><text:span text:style-name="T48">(4)</text:span></text:p>
            <text:p><text:span text:style-name="T47">EFGH</text:span><text:span text:style-name="T22"> </text:span><text:span text:style-name="T4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76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11">&lt;CR&gt;&lt;LF&gt;</text:span><text:span text:style-name="T45"> </text:span><text:span text:style-name="T5">(4)</text:span></text:p>
            <text:p><text:span text:style-name="T46">ABC</text:span><text:span text:style-name="T11">&lt;CR&gt;</text:span><text:span text:style-name="T4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4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46">ABCD</text:span><text:span text:style-name="T4"> </text:span><text:span text:style-name="T5">(4)</text:span></text:p>
            <text:p><text:span text:style-name="T46">E</text:span><text:span text:style-name="T11">&lt;CR&gt;&lt;LF&gt;</text:span><text:span text:style-name="T45"> </text:span><text:span text:style-name="T5">(3)</text:span></text:p>
            <text:p><text:span text:style-name="T46">ABCD</text:span><text:span text:style-name="T4"> </text:span><text:span text:style-name="T5">(4)</text:span></text:p>
            <text:p><text:span text:style-name="T46">EF</text:span><text:span text:style-name="T11">&lt;CR&gt;&lt;LF&gt;</text:span><text:span text:style-name="T45"> </text:span><text:span text:style-name="T5">(4)</text:span></text:p>
            <text:p><text:span text:style-name="T46">ABCD</text:span><text:span text:style-name="T4"> </text:span><text:span text:style-name="T5">(4)</text:span></text:p>
            <text:p><text:span text:style-name="T46">EFG</text:span><text:span text:style-name="T11">&lt;CR&gt;</text:span><text:span text:style-name="T4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46">ABCD</text:span><text:span text:style-name="T4"> </text:span><text:span text:style-name="T5">(4)</text:span></text:p>
            <text:p><text:span text:style-name="T4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46">A</text:span><text:span text:style-name="T4"> </text:span><text:span text:style-name="T5">(1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11">&lt;CR&gt;&lt;LF&gt;</text:span><text:span text:style-name="T45"> </text:span><text:span text:style-name="T5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11">&lt;CR&gt;&lt;LF&gt;</text:span><text:span text:style-name="T45"> </text:span><text:span text:style-name="T5">(5)</text:span></text:p>
            <text:p><text:span text:style-name="T4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4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9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49">@</text:span><text:span text:style-name="T5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49">@</text:span><text:span text:style-name="T5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4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4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4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4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4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2">A</text:span><text:span text:style-name="T4"> </text:span><text:span text:style-name="T5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 </text:span><text:span text:style-name="T5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 </text:span><text:span text:style-name="T56">&lt;NUL&gt;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gt;&gt;)</text:span><text:span text:style-name="T83">  </text:span><text:span text:style-name="T84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 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65">Time stamp gets updated !!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60">  </text:span><text:span text:style-name="T61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OK</text:span><text:span text:style-name="T66"> </text:span><text:span text:style-name="T67">(2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OK</text:span><text:span text:style-name="T66"> </text:span><text:span text:style-name="T67">(2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  <text:p><text:span text:style-name="T71">(TS)</text:span><text:span text:style-name="T7"> </text:span><text:span text:style-name="T8">(&lt;&lt;)</text:span><text:span text:style-name="T7"> </text:span><text:span text:style-name="T5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lt;&lt;)</text:span><text:span text:style-name="T7"> </text:span><text:span text:style-name="T72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  <text:p><text:span text:style-name="T71">(&lt;TS&gt;</text:span><text:span text:style-name="T7">) </text:span><text:span text:style-name="T8">(&lt;&lt;)</text:span><text:span text:style-name="T7"> </text:span><text:span text:style-name="T52">B</text:span><text:span text:style-name="T74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90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  <text:p><text:span text:style-name="T27">(</text:span><text:span text:style-name="T73">&lt;TS&gt;</text:span><text:span text:style-name="T27">)</text:span><text:span text:style-name="T28"> </text:span><text:span text:style-name="T70">(&gt;&gt;)</text:span><text:span text:style-name="T28"> </text:span><text:span text:style-name="T29">B</text:span><text:span text:style-name="T30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lt;&lt;)</text:span><text:span text:style-name="T7"> </text:span><text:span text:style-name="T52">A</text:span><text:span text:style-name="T74">&lt;CR&gt;&lt;LF&gt;</text:span><text:span text:style-name="T45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74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45"> </text:span><text:span text:style-name="T5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  <text:p><text:span text:style-name="T27">(</text:span><text:span text:style-name="T73">&lt;TS&gt;</text:span><text:span text:style-name="T27">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text:span text:style-name="T92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text:span text:style-name="T92">A</text:span><text:span text:style-name="T91">B</text:span><text:span text:style-name="T68"> </text:span><text:span text:style-name="T69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58">)</text:span><text:span text:style-name="T62"> </text:span><text:span text:style-name="T63">(&lt;&lt;)</text:span><text:span text:style-name="T64"> </text:span><text:span text:style-name="T93">BB</text:span><text:span text:style-name="T68"> </text:span><text:span text:style-name="T69">(2)</text:span></text:p>
            <text:p>...and: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76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77">(&lt;TS&gt;</text:span><text:span text:style-name="T78">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</text:span><text:span text:style-name="T81">44h</text:span><text:span text:style-name="T22"> </text:span><text:span text:style-name="T81">45h</text:span><text:span text:style-name="T22"> </text:span><text:span text:style-name="T81">46h</text:span><text:span text:style-name="T22"> </text:span><text:span text:style-name="T48">(6)</text:span></text:p>
          </table:table-cell>
          <table:table-cell table:style-name="ce70" office:value-type="string" calcext:value-type="string"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48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2h</text:span><text:span text:style-name="T53"> </text:span><text:span text:style-name="T55">43h</text:span><text:span text:style-name="T53"> </text:span><text:span text:style-name="T55">44h</text:span><text:span text:style-name="T53"> </text:span><text:span text:style-name="T55">45h</text:span><text:span text:style-name="T53"> </text:span><text:span text:style-name="T55">46h</text:span><text:span text:style-name="T53"> </text:span><text:span text:style-name="T54">(6)</text:span></text:p>
            <text:p><text:span text:style-name="T19">(&lt;TS&gt;)</text:span><text:span text:style-name="T20"> </text:span><text:span text:style-name="T59">(&lt;&lt;)</text:span><text:span text:style-name="T20"> </text:span><text:span text:style-name="T81">41h</text:span><text:span text:style-name="T22"> </text:span><text:span text:style-name="T48">(1)</text:span></text:p>
            <text:p><text:span text:style-name="T77">(&lt;TS&gt;</text:span><text:span text:style-name="T78">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... </text:span><text:span text:style-name="T48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44h</text:span><text:span text:style-name="T53"> </text:span><text:span text:style-name="T17">45h</text:span><text:span text:style-name="T53"> </text:span><text:span text:style-name="T17">46h</text:span><text:span text:style-name="T53"> </text:span><text:span text:style-name="T54">(6)</text:span></text:p>
            <text:p><text:span text:style-name="T19">(&lt;TS&gt;)</text:span><text:span text:style-name="T20"> </text:span><text:span text:style-name="T59">(&gt;&gt;)</text:span><text:span text:style-name="T20"> </text:span><text:span text:style-name="T21">41h</text:span><text:span text:style-name="T22"> </text:span><text:span text:style-name="T48">(1)</text:span></text:p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4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71">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71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44h</text:span><text:span text:style-name="T53"> </text:span><text:span text:style-name="T17">45h</text:span><text:span text:style-name="T53"> </text:span><text:span text:style-name="T17">46h</text:span><text:span text:style-name="T53"> </text:span><text:span text:style-name="T54">(6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1h</text:span><text:span text:style-name="T5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4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82">[Error: EOL keyword is not supported for binary terminals!]</text:span></text:p>
            <text:p><text:span text:style-name="T77">(&lt;TS&gt;)</text:span><text:span text:style-name="T83"> </text:span><text:span text:style-name="T84">(&lt;&lt;)</text:span><text:span text:style-name="T83"> </text:span><text:span text:style-name="T85">41h</text:span><text:span text:style-name="T86"> </text:span><text:span text:style-name="T81">41h</text:span><text:span text:style-name="T22"> </text:span><text:span text:style-name="T81">42h</text:span><text:span text:style-name="T22"> </text:span><text:span text:style-name="T48">(3)</text:span></text:p>
            <text:p><text:span text:style-name="T77">(&lt;TS&gt;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</text:span><text:span text:style-name="T4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82">[Error: EOL keyword is not supported for binary terminals!]</text:span></text:p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1h</text:span><text:span text:style-name="T53"> </text:span><text:span text:style-name="T55">42h</text:span><text:span text:style-name="T53"> </text:span><text:span text:style-name="T54">(3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2h</text:span><text:span text:style-name="T53"> </text:span><text:span text:style-name="T55">43h</text:span><text:span text:style-name="T53"> </text:span><text:span text:style-name="T54">(3)</text:span></text:p>
            <text:p><text:span text:style-name="T15">(&lt;TS&gt;</text:span><text:span text:style-name="T27">)</text:span><text:span text:style-name="T28"> </text:span><text:span text:style-name="T70">(&lt;&lt;)</text:span><text:span text:style-name="T28"> </text:span><text:span text:style-name="T52">41h</text:span><text:span text:style-name="T4"> </text:span><text:span text:style-name="T5">(1)</text:span></text:p>
            <text:p><text:span text:style-name="T15">(&lt;TS&gt;</text:span><text:span text:style-name="T71">)</text:span><text:span text:style-name="T7"> </text:span><text:span text:style-name="T8">(&lt;&lt;)</text:span><text:span text:style-name="T7"> </text:span><text:span text:style-name="T52">42h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41h</text:span><text:span text:style-name="T4"> </text:span><text:span text:style-name="T52">42h</text:span><text:span text:style-name="T4"> </text:span><text:span text:style-name="T5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1h</text:span><text:span text:style-name="T53"> </text:span><text:span text:style-name="T17">42h</text:span><text:span text:style-name="T53"> </text:span><text:span text:style-name="T54">(3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54">(3)</text:span></text:p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7">(&lt;TS&gt;)</text:span><text:span text:style-name="T83"> </text:span><text:span text:style-name="T84">(&gt;&gt;)</text:span><text:span text:style-name="T83"> </text:span><text:span text:style-name="T94">41h</text:span><text:span text:style-name="T86"> </text:span><text:span text:style-name="T94">41h</text:span><text:span text:style-name="T86"> </text:span><text:span text:style-name="T94">42h</text:span><text:span text:style-name="T86"> </text:span><text:span text:style-name="T95">(3)</text:span></text:p>
            <text:p><text:span text:style-name="T77">(&lt;TS&gt;)</text:span><text:span text:style-name="T83"> </text:span><text:span text:style-name="T84">(&gt;&gt;)</text:span><text:span text:style-name="T83"> </text:span><text:span text:style-name="T94">41h</text:span><text:span text:style-name="T86"> </text:span><text:span text:style-name="T94">42h</text:span><text:span text:style-name="T86"> </text:span><text:span text:style-name="T94">43h</text:span><text:span text:style-name="T86"> </text:span><text:span text:style-name="T21">41h</text:span><text:span text:style-name="T22"> </text:span><text:span text:style-name="T21">42h</text:span><text:span text:style-name="T22"> </text:span><text:span text:style-name="T48">(5)</text:span></text:p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31h</text:span><text:span text:style-name="T53"> </text:span><text:span text:style-name="T17">32h</text:span><text:span text:style-name="T53"> </text:span><text:span text:style-name="T17">33h</text:span><text:span text:style-name="T53"> </text:span><text:span text:style-name="T17">41h</text:span><text:span text:style-name="T53"> </text:span><text:span text:style-name="T29">42h</text:span><text:span text:style-name="T4"> </text:span><text:span text:style-name="T5">(8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96">41h</text:span><text:span text:style-name="T97"> </text:span><text:span text:style-name="T98">42h</text:span><text:span text:style-name="T97"> </text:span><text:span text:style-name="T99">(8)</text:span><text:span text:style-name="T100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48">(2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48">(3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48">(3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48">(4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  <text:p><text:span text:style-name="T1">Trigger is </text:span><text:span text:style-name="T109">not</text:span><text:span text:style-name="T105"> highlighted as [Any Line]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27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  <text:p><text:span text:style-name="T1">Recent Trigger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All Terminals Refresh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101">123</text:span> AB <text:span text:style-name="T101">C456</text:span></text:p>
          </table:table-cell>
          <table:table-cell office:value-type="string" calcext:value-type="string">
            <text:p>Data sent and received</text:p>
            <text:p>Automatic action is triggered for <text:span text:style-name="T101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71">(&gt;&gt;)</text:span><text:span text:style-name="T7"> </text:span><text:span text:style-name="T29">ABC</text:span></text:p>
            <text:p><text:span text:style-name="T71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71">(&gt;&gt;)</text:span><text:span text:style-name="T7"> </text:span><text:span text:style-name="T29">xyz</text:span></text:p>
            <text:p><text:span text:style-name="T71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Enable [Show Time Stamp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 again</text:p>
          </table:table-cell>
          <table:table-cell office:value-type="string" calcext:value-type="string">
            <text:p>Ensure that capture only happens in content, not meta data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isable [Show Time Stamp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102">Action: [Line Chart (X = Time)]</text:span></text:p>
            <text:p/>
            <text:p><text:span text:style-name="T102">Trigger:</text:span></text:p>
            <text:p><text:span text:style-name="T103">(</text:span><text:span text:style-name="T102">(?:(?:19|20)\d\d-(?:0[1-9]|1[012])-(?:0[1-9]|[12]\d|3[01]))</text:span><text:span text:style-name="T104">T</text:span><text:span text:style-name="T105">(?:(?:[01]\d|2[0-3]):[0-5]\d:[0-5]\d)</text:span><text:span text:style-name="T106">)</text:span><text:span text:style-name="T105">\s+([-+]?(?:\d+(?:\.\d*)?|\.\d+))\s+([-+]?\d+)\s+([-+]?\d+)\s+([A-Z]{1})\s+</text:span>([A-Za-z]{3})</text:p>
            <text:p/>
            <text:p><text:span text:style-name="T65">Trigger in use is a modified combination of the predefined patterns:</text:span></text:p>
            <text:p><text:span text:style-name="T103">(</text:span><text:span text:style-name="T105">(?:(?:19|20)\d\d-(?:0[1-9]|1[012])-(?:0[1-9]|[12]\d|3[01]))</text:span><text:span text:style-name="T104">T</text:span><text:span text:style-name="T105">(?:(?:[01]\d|2[0-3]):[0-5]\d:[0-5]\d)</text:span><text:span text:style-name="T106">)</text:span></text:p>
            <text:p><text:span text:style-name="T107">                                                                                                                                                                 </text:span><text:span text:style-name="T108">\s+([-+]?(?:\d+(?:\.\d*)?|\.\d+))</text:span></text:p>
            <text:p><text:span text:style-name="T107">                                                                                                                                                                                                                    </text:span><text:span text:style-name="T108">\s+([-+]?\d+)\s+([-+]?\d+)</text:span></text:p>
            <text:p><text:span text:style-name="T107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8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9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102">Action: [Line Chart]</text:span></text:p>
            <text:p/>
            <text:p><text:span text:style-name="T102">Trigger:</text:span></text:p>
            <text:p><text:span text:style-name="T1">([-+]?(?:\d+(?:\.\d*)?|\.\d+))\s+([-+]?\d+)\s+([-+]?\d+)\s+([A-Z]{1})\s+</text:span>([A-Za-z]{3})</text:p>
            <text:p/>
            <text:p><text:span text:style-name="T65">Trigger in use is a modified combination of the predefined patterns:</text:span></text:p>
            <text:p><text:span text:style-name="T25">([-+]?(?:\d+(?:\.\d*)?|\.\d+))</text:span></text:p>
            <text:p><text:span text:style-name="T107">                                               </text:span><text:span text:style-name="T108">\s+([-+]?\d+)\s+([-+]?\d+)</text:span></text:p>
            <text:p><text:span text:style-name="T107">                                                                                          </text:span><text:span text:style-name="T108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101">123</text:span> AB <text:span text:style-name="T101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49">...ABC</text:span><text:span text:style-name="T115"> </text:span><text:span text:style-name="T100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49">...ABC</text:span><text:span text:style-name="T53"> </text:span><text:span text:style-name="T54">(72) </text:span><text:span text:style-name="T100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30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30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0">all 10 matches</text:span></text:p>
            <text:p><text:span text:style-name="T1">Automatic response</text:span> contains <text:span text:style-name="T111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0">all 10 matches</text:span></text:p>
            <text:p><text:span text:style-name="T1">Automatic response</text:span> contains <text:span text:style-name="T111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12">   1 </text:span><text:span text:style-name="T113">S S       0.00 g</text:span></text:p>
            <text:p><text:span text:style-name="T112">   2 </text:span><text:span text:style-name="T113">S S       0.00 g</text:span></text:p>
            <text:p><text:span text:style-name="T112">   3 </text:span><text:span text:style-name="T113">S S       0.00 g</text:span></text:p>
            <text:p><text:span text:style-name="T114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1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12">...</text:span></text:p>
            <text:p><text:span text:style-name="T112"> 101 </text:span><text:span text:style-name="T113">S D       ?.?? g</text:span></text:p>
            <text:p><text:span text:style-name="T112"> 102 </text:span><text:span text:style-name="T113">S D       ?.?? g</text:span></text:p>
            <text:p><text:span text:style-name="T112"> 103 </text:span><text:span text:style-name="T113">S D       ?.?? g</text:span></text:p>
            <text:p><text:span text:style-name="T114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1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12">...</text:span></text:p>
            <text:p><text:span text:style-name="T112"> 201 </text:span><text:span text:style-name="T113">S S       ?.?? g</text:span></text:p>
            <text:p><text:span text:style-name="T112"> 202 </text:span><text:span text:style-name="T113">S S       ?.?? g</text:span></text:p>
            <text:p><text:span text:style-name="T112"> 203 </text:span><text:span text:style-name="T113">S S       ?.?? g</text:span></text:p>
            <text:p><text:span text:style-name="T114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office:forms form:automatic-focus="false" form:apply-design-mode="false"/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16"> moving below, due to a limitation with '</text:span><text:span text:style-name="T117">FormWindowState</text:span><text:span text:style-name="T118">.Maximized</text:span><text:span text:style-name="T119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20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20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71">(&lt;&lt;)</text:span><text:span text:style-name="T7"> </text:span><text:span text:style-name="T52">X</text:span><text:span text:style-name="T74">&lt;CR&gt;&lt;LF&gt;</text:span><text:span text:style-name="T45"> </text:span><text:span text:style-name="T5">(3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71">(&lt;&lt;)</text:span><text:span text:style-name="T7"> </text:span><text:span text:style-name="T52">X</text:span><text:span text:style-name="T74">&lt;CR&gt;&lt;LF&gt;</text:span><text:span text:style-name="T45"> </text:span><text:span text:style-name="T5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4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 </text:span><text:span text:style-name="T51">(0) 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 </text:span><text:span text:style-name="T51">(0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20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0">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4"> </text:span><text:span text:style-name="T120">in receiving terminal</text:span></text:p>
            <text:p><text:span text:style-name="T125">(&lt;&lt;)</text:span><text:span text:style-name="T12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LF&gt;</text:span><text:span text:style-name="T16"> </text:span><text:span text:style-name="T5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5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4"> </text:span><text:span text:style-name="T120">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LF&gt;</text:span><text:span text:style-name="T16"> </text:span><text:span text:style-name="T5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2">&lt;CR&gt; </text:span><text:span text:style-name="T127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2">&lt;CR&gt;</text:span><text:span text:style-name="T16"> </text:span><text:span text:style-name="T51">(1)</text:span><text:span text:style-name="T127">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51">(0)</text:span></text:p>
            <text:p/>
            <text:p><text:span text:style-name="T15">(&gt;&gt;)</text:span><text:span text:style-name="T16"> </text:span><text:span text:style-name="T122">&lt;CR&gt;</text:span><text:span text:style-name="T16"> </text:span><text:span text:style-name="T51">(1)</text:span><text:span text:style-name="T127">  in receiving terminal</text:span></text:p>
            <text:p><text:span text:style-name="T125">(&lt;&lt;)</text:span><text:span text:style-name="T12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LF&gt;</text:span><text:span text:style-name="T16"> </text:span><text:span text:style-name="T51">(1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51">(0)</text:span></text:p>
            <text:p><text:span text:style-name="T71">(&lt;&lt;)</text:span><text:span text:style-name="T7"> </text:span><text:span text:style-name="T5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2">&lt;CR&gt;</text:span><text:span text:style-name="T16"> </text:span><text:span text:style-name="T51">(1)</text:span><text:span text:style-name="T127">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LF&gt;</text:span><text:span text:style-name="T16"> </text:span><text:span text:style-name="T5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20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0">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74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0"> in receiving terminal</text:span></text:p>
            <text:p><text:span text:style-name="T125">(&lt;&lt;)</text:span><text:span text:style-name="T12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74">&lt;LF&gt;</text:span><text:span text:style-name="T4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0"> in receiving terminal</text:span></text:p>
            <text:p><text:span text:style-name="T125">(&lt;&lt;)</text:span><text:span text:style-name="T12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21"> </text:span><text:span text:style-name="T5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2">&lt;CR&gt; </text:span><text:span text:style-name="T127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2">&lt;CR&gt;</text:span><text:span text:style-name="T16"> </text:span><text:span text:style-name="T51">(1)</text:span><text:span text:style-name="T127">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22">&lt;CR&gt;</text:span><text:span text:style-name="T16"> </text:span><text:span text:style-name="T51">(1)</text:span><text:span text:style-name="T127">  in receiving terminal</text:span></text:p>
            <text:p><text:span text:style-name="T125">(&lt;&lt;)</text:span><text:span text:style-name="T12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56">&lt;CR&gt;</text:span><text:span text:style-name="T28"> </text:span><text:span text:style-name="T70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45"> </text:span><text:span text:style-name="T5">(3)</text:span></text:p>
            <text:p><text:span text:style-name="T71">(&lt;&lt;)</text:span><text:span text:style-name="T7"> </text:span><text:span text:style-name="T52">B</text:span><text:span text:style-name="T74">&lt;CR&gt;&lt;LF&gt;</text:span><text:span text:style-name="T45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office:value-type="string" calcext:value-type="string">
            <text:p>Find field turns white = "reset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string" calcext:value-type="string">
            <text:p>Select a 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OfSelecte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1">Expected lines get highlighted</text:span></text:p>
            <text:p><text:span text:style-name="T1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 line in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B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office:forms form:automatic-focus="false" form:apply-design-mode="false"/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3" office:value-type="string" calcext:value-type="string">
            <text:p><text:span text:style-name="T128">Note that display elements are text-only and no longer contain the underlying typed</text:span></text:p>
            <text:p><text:span text:style-name="T128">information such as the time stamp of the origin. Since the XML schema is strongly-</text:span></text:p>
            <text:p><text:span text:style-name="T128">typed again, the items need to be reconstructed. Not optimal, but simply a trade-off</text:span></text:p>
            <text:p><text:span text:style-name="T128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3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office:forms form:automatic-focus="false" form:apply-design-mode="false"/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2"/>
          <table:table-cell office:value-type="string" calcext:value-type="string">
            <text:p>Quick Reference</text:p>
          </table:table-cell>
          <table:table-cell office:value-type="string" calcext:value-type="string">
            <text:p><text:span text:style-name="T1">"Help &gt; Quick Reference</text:span>"</text:p>
          </table:table-cell>
          <table:table-cell office:value-type="string" calcext:value-type="string">
            <text:p>Check conten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9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4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slightly above the right end of the 2<text:span text:style-name="T129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9">rd</text:span> line</text:p>
          </table:table-cell>
          <table:table-cell office:value-type="string" calcext:value-type="string">
            <text:p>Repeat steps above, except <text:span text:style-name="T130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office:forms form:automatic-focus="false" form:apply-design-mode="false"/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2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<text:span text:style-name="T1">Open "</text:span><text:span text:style-name="T1"><text:a xlink:href="file:///C:/Program%20Files/YAT" xlink:type="simple">C:\Program Files\YAT</text:a></text:span><text:span text:style-name="T1">"</text:span>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YAT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43">
          <table:table-cell table:number-columns-repeated="4"/>
          <table:table-cell office:value-type="string" calcext:value-type="string">
            <text:p><text:span text:style-name="T1">Assemblies:</text:span></text:p>
            <text:p> &gt; ALAZ</text:p>
            <text:p> &gt; MKY incl. 9 .xml</text:p>
            <text:p> &gt; OxyPlot</text:p>
            <text:p> &gt; RtfWriter</text:p>
            <text:p> &gt; YAT </text:p>
            <text:p>Quick Reference</text:p>
            <text:p>Release Notes</text:p>
            <text:p>YAT.exe / YATConsole.exe</text:p>
            <text:p><text:span text:style-name="T1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/>
            <text:p>In total:</text:p>
            <text:p> &gt; 41 files</text:p>
          </table:table-cell>
          <table:table-cell table:number-columns-repeated="58"/>
        </table:table-row>
        <table:table-row table:style-name="ro44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40">
          <table:table-cell table:number-columns-repeated="4"/>
          <table:table-cell office:value-type="string" calcext:value-type="string">
            <text:p>Timestamp of all <text:span text:style-name="T14">binaries</text:span>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office:value-type="string" calcext:value-type="string">
            <text:p>§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office:value-type="string" calcext:value-type="string">
            <text:p>1 page only; no scripting (ye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Terminal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ize/move the YAT window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 with new size/locatio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44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Error is shown in MsgBox</text:p>
            <text:p><text:span text:style-name="T1">Help form may optionally be shown</text:span></text:p>
          </table:table-cell>
          <table:table-cell table:number-columns-repeated="59"/>
        </table:table-row>
        <table:table-row table:style-name="ro44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 is shown</text:p>
            <text:p>PowerShell remains at YAT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Quick Reference</text:p>
          </table:table-cell>
          <table:table-cell office:value-type="string" calcext:value-type="string">
            <text:p>"Help &gt; Quick Reference"</text:p>
          </table:table-cell>
          <table:table-cell office:value-type="string" calcext:value-type="string">
            <text:p>Check availability and cont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Yes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44">
          <table:table-cell table:number-columns-repeated="3"/>
          <table:table-cell office:value-type="string" calcext:value-type="string">
            <text:p>Open the local user settings folder</text:p>
            <text:p><text:span text:style-name="T1">"C:\Users\&lt;User&gt;\AppData\Local\YAT\YAT\&lt;Version&gt;"</text:span>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44">
          <table:table-cell table:number-columns-repeated="3"/>
          <table:table-cell office:value-type="string" calcext:value-type="string">
            <text:p>[File &gt; Exit]</text:p>
          </table:table-cell>
          <table:table-cell office:value-type="string" calcext:value-type="string">
            <text:p>Terminal file gets created</text:p>
            <text:p>Workspace file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6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<text:span text:style-name="T1">Instance #1:</text:span>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4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9:'YAT.Domain.Terminal'.E11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15:55:06.1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4DT5H37M52S</meta:editing-duration>
    <meta:editing-cycles>712</meta:editing-cycles>
    <meta:generator>LibreOffice/6.4.3.2$Windows_X86_64 LibreOffice_project/747b5d0ebf89f41c860ec2a39efd7cb15b54f2d8</meta:generator>
    <dc:date>2021-05-15T17:07:26.660000000</dc:date>
    <meta:print-date>2013-02-02T14:44:49.07</meta:print-date>
    <meta:document-statistic meta:table-count="13" meta:cell-count="2733" meta:object-count="0"/>
    <meta:user-defined meta:name="Info 1"/>
    <meta:user-defined meta:name="Info 2"/>
    <meta:user-defined meta:name="Info 3"/>
    <meta:user-defined meta:name="Info 4"/>
  </office:meta>
</office:document-meta>
</file>